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85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143.15" calcext:value-type="float">
            <text:p>143.15</text:p>
          </table:table-cell>
          <table:table-cell office:value-type="string" calcext:value-type="string">
            <text:p>211 kWh</text:p>
          </table:table-cell>
          <table:table-cell office:value-type="float" office:value="1601.11" calcext:value-type="float">
            <text:p>1601.11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8</text:p>
          </table:table-cell>
          <table:table-cell office:value-type="float" office:value="280.65" calcext:value-type="float">
            <text:p>280.65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T-1</text:p>
          </table:table-cell>
          <table:table-cell office:value-type="float" office:value="2151.63" calcext:value-type="float">
            <text:p>2151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236 kWh</text:p>
          </table:table-cell>
          <table:table-cell office:value-type="float" office:value="1784.11" calcext:value-type="float">
            <text:p>1784.11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308.23" calcext:value-type="float">
            <text:p>308.23</text:p>
          </table:table-cell>
          <table:table-cell office:value-type="float" office:value="20.35" calcext:value-type="float">
            <text:p>20.35</text:p>
          </table:table-cell>
          <table:table-cell office:value-type="string" calcext:value-type="string">
            <text:p>T-1</text:p>
          </table:table-cell>
          <table:table-cell office:value-type="float" office:value="2363.11" calcext:value-type="float">
            <text:p>2363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/>
          <table:table-cell office:value-type="float" office:value="142.03" calcext:value-type="float">
            <text:p>142.03</text:p>
          </table:table-cell>
          <table:table-cell office:value-type="string" calcext:value-type="string">
            <text:p>247 kWh</text:p>
          </table:table-cell>
          <table:table-cell office:value-type="float" office:value="1859.48" calcext:value-type="float">
            <text:p>1859.48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319.49" calcext:value-type="float">
            <text:p>319.49</text:p>
          </table:table-cell>
          <table:table-cell office:value-type="float" office:value="21.09" calcext:value-type="float">
            <text:p>21.09</text:p>
          </table:table-cell>
          <table:table-cell office:value-type="string" calcext:value-type="string">
            <text:p>T-1</text:p>
          </table:table-cell>
          <table:table-cell office:value-type="float" office:value="2449.44" calcext:value-type="float">
            <text:p>2449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229.55" calcext:value-type="float">
            <text:p>229.55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73 kWh</text:p>
          </table:table-cell>
          <table:table-cell office:value-type="float" office:value="2046.52" calcext:value-type="float">
            <text:p>2046.52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76.77" calcext:value-type="float">
            <text:p>376.77</text:p>
          </table:table-cell>
          <table:table-cell office:value-type="float" office:value="22.95" calcext:value-type="float">
            <text:p>22.95</text:p>
          </table:table-cell>
          <table:table-cell office:value-type="string" calcext:value-type="string">
            <text:p>T-1</text:p>
          </table:table-cell>
          <table:table-cell office:value-type="float" office:value="2924.14" calcext:value-type="float">
            <text:p>2924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286 kWh</text:p>
          </table:table-cell>
          <table:table-cell office:value-type="float" office:value="2135.4" calcext:value-type="float">
            <text:p>2135.4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60.99" calcext:value-type="float">
            <text:p>360.99</text:p>
          </table:table-cell>
          <table:table-cell office:value-type="float" office:value="23.83" calcext:value-type="float">
            <text:p>23.83</text:p>
          </table:table-cell>
          <table:table-cell office:value-type="string" calcext:value-type="string">
            <text:p>T-1</text:p>
          </table:table-cell>
          <table:table-cell office:value-type="float" office:value="2767.57" calcext:value-type="float">
            <text:p>2767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3.81" calcext:value-type="float">
            <text:p>3.81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296 kWh</text:p>
          </table:table-cell>
          <table:table-cell office:value-type="float" office:value="2200.93" calcext:value-type="float">
            <text:p>2200.9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70.76" calcext:value-type="float">
            <text:p>370.76</text:p>
          </table:table-cell>
          <table:table-cell office:value-type="float" office:value="24.47" calcext:value-type="float">
            <text:p>24.47</text:p>
          </table:table-cell>
          <table:table-cell office:value-type="string" calcext:value-type="string">
            <text:p>T-1</text:p>
          </table:table-cell>
          <table:table-cell office:value-type="float" office:value="2846.3" calcext:value-type="float">
            <text:p>284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284 kWh</text:p>
          </table:table-cell>
          <table:table-cell office:value-type="float" office:value="2103.26" calcext:value-type="float">
            <text:p>2103.26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55.82" calcext:value-type="float">
            <text:p>355.82</text:p>
          </table:table-cell>
          <table:table-cell office:value-type="float" office:value="23.49" calcext:value-type="float">
            <text:p>23.49</text:p>
          </table:table-cell>
          <table:table-cell office:value-type="string" calcext:value-type="string">
            <text:p>T-1</text:p>
          </table:table-cell>
          <table:table-cell office:value-type="float" office:value="2727.92" calcext:value-type="float">
            <text:p>2727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275 kWh</text:p>
          </table:table-cell>
          <table:table-cell office:value-type="float" office:value="2028.22" calcext:value-type="float">
            <text:p>2028.2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44.29" calcext:value-type="float">
            <text:p>344.29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T-1</text:p>
          </table:table-cell>
          <table:table-cell office:value-type="float" office:value="2639.57" calcext:value-type="float">
            <text:p>2639.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3.58" calcext:value-type="float">
            <text:p>3.58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338 kWh</text:p>
          </table:table-cell>
          <table:table-cell office:value-type="float" office:value="2448" calcext:value-type="float">
            <text:p>244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07.73" calcext:value-type="float">
            <text:p>407.73</text:p>
          </table:table-cell>
          <table:table-cell office:value-type="float" office:value="26.91" calcext:value-type="float">
            <text:p>26.91</text:p>
          </table:table-cell>
          <table:table-cell office:value-type="string" calcext:value-type="string">
            <text:p>T-1</text:p>
          </table:table-cell>
          <table:table-cell office:value-type="float" office:value="3129.54" calcext:value-type="float">
            <text:p>3129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5.94" calcext:value-type="float">
            <text:p>5.94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428 kWh</text:p>
          </table:table-cell>
          <table:table-cell office:value-type="float" office:value="3063.04" calcext:value-type="float">
            <text:p>3063.04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501.05" calcext:value-type="float">
            <text:p>501.05</text:p>
          </table:table-cell>
          <table:table-cell office:value-type="float" office:value="33.07" calcext:value-type="float">
            <text:p>33.07</text:p>
          </table:table-cell>
          <table:table-cell office:value-type="string" calcext:value-type="string">
            <text:p>T-1</text:p>
          </table:table-cell>
          <table:table-cell office:value-type="float" office:value="3847.3" calcext:value-type="float">
            <text:p>3847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351 kWh</text:p>
          </table:table-cell>
          <table:table-cell office:value-type="float" office:value="2501.71" calcext:value-type="float">
            <text:p>2501.71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15.85" calcext:value-type="float">
            <text:p>415.85</text:p>
          </table:table-cell>
          <table:table-cell office:value-type="float" office:value="27.45" calcext:value-type="float">
            <text:p>27.45</text:p>
          </table:table-cell>
          <table:table-cell office:value-type="string" calcext:value-type="string">
            <text:p>T-1</text:p>
          </table:table-cell>
          <table:table-cell office:value-type="float" office:value="3188.2" calcext:value-type="float">
            <text:p>3188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2.13" calcext:value-type="float">
            <text:p>2.13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326 kWh</text:p>
          </table:table-cell>
          <table:table-cell office:value-type="float" office:value="2314.43" calcext:value-type="float">
            <text:p>2314.4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387.33" calcext:value-type="float">
            <text:p>387.33</text:p>
          </table:table-cell>
          <table:table-cell office:value-type="float" office:value="25.57" calcext:value-type="float">
            <text:p>25.57</text:p>
          </table:table-cell>
          <table:table-cell office:value-type="string" calcext:value-type="string">
            <text:p>T-1</text:p>
          </table:table-cell>
          <table:table-cell office:value-type="float" office:value="2971.68" calcext:value-type="float">
            <text:p>2971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40:24.522000000</meta:creation-date>
    <dc:date>2018-03-26T12:44:08.986000000</dc:date>
    <meta:editing-duration>PT3M44S</meta:editing-duration>
    <meta:editing-cycles>1</meta:editing-cycles>
    <meta:document-statistic meta:table-count="1" meta:cell-count="148" meta:object-count="0"/>
    <meta:generator>LibreOffice/5.3.4.2$Windows_x86 LibreOffice_project/f82d347ccc0be322489bf7da61d7e4ad13fe2ff3</meta:generator>
  </office:meta>
</office:document-meta>
</file>